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paragraph-rsid="47692f13"/>
    </style:style>
    <style:style style:name="P9" style:family="paragraph" style:parent-style-name="Text_20_body">
      <style:text-properties officeooo:rsid="47692f13" officeooo:paragraph-rsid="47692f13"/>
    </style:style>
    <style:style style:name="P10" style:family="paragraph" style:parent-style-name="Standard">
      <style:paragraph-properties fo:text-align="center" style:justify-single-word="false"/>
      <style:text-properties officeooo:rsid="057aae1d" officeooo:paragraph-rsid="410d52db"/>
    </style:style>
    <style:style style:name="P1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6"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7" style:family="paragraph" style:parent-style-name="Example_20_Header">
      <style:text-properties officeooo:paragraph-rsid="0ce95318"/>
    </style:style>
    <style:style style:name="P18" style:family="paragraph" style:parent-style-name="Contents_20_2">
      <style:paragraph-properties>
        <style:tab-stops>
          <style:tab-stop style:position="14.801cm" style:type="right" style:leader-style="dotted" style:leader-text="."/>
        </style:tab-stops>
      </style:paragraph-properties>
    </style:style>
    <style:style style:name="P19" style:family="paragraph" style:parent-style-name="Contents_20_1">
      <style:paragraph-properties>
        <style:tab-stops>
          <style:tab-stop style:position="14.801cm" style:type="right" style:leader-style="dotted" style:leader-text="."/>
        </style:tab-stops>
      </style:paragraph-properties>
    </style:style>
    <style:style style:name="P20" style:family="paragraph" style:parent-style-name="Heading_20_2">
      <style:text-properties officeooo:rsid="44ed83b1" officeooo:paragraph-rsid="44ed83b1"/>
    </style:style>
    <style:style style:name="P21" style:family="paragraph" style:parent-style-name="Heading_20_3">
      <style:text-properties officeooo:paragraph-rsid="47692f13"/>
    </style:style>
    <style:style style:name="P22" style:family="paragraph" style:parent-style-name="Heading_20_3">
      <style:text-properties officeooo:paragraph-rsid="47a0492a"/>
    </style:style>
    <style:style style:name="P23" style:family="paragraph" style:parent-style-name="Text_20_body" style:master-page-name="Standard">
      <style:paragraph-properties fo:text-align="end" style:justify-single-word="false" style:page-number="auto"/>
      <style:text-properties officeooo:rsid="46e075e5" officeooo:paragraph-rsid="46e075e5"/>
    </style:style>
    <style:style style:name="P24" style:family="paragraph" style:parent-style-name="Text_20_body">
      <style:text-properties officeooo:paragraph-rsid="47692f13"/>
    </style:style>
    <style:style style:name="P25" style:family="paragraph" style:parent-style-name="Text_20_body">
      <style:text-properties officeooo:paragraph-rsid="475f2b91"/>
    </style:style>
    <style:style style:name="P26" style:family="paragraph" style:parent-style-name="Text_20_body">
      <style:text-properties officeooo:paragraph-rsid="4782a103"/>
    </style:style>
    <style:style style:name="P27" style:family="paragraph" style:parent-style-name="Text_20_body">
      <style:text-properties officeooo:rsid="4786fe01" officeooo:paragraph-rsid="4786fe01"/>
    </style:style>
    <style:style style:name="P28" style:family="paragraph" style:parent-style-name="Text_20_body">
      <style:text-properties officeooo:rsid="478823fb" officeooo:paragraph-rsid="478823fb"/>
    </style:style>
    <style:style style:name="P29" style:family="paragraph" style:parent-style-name="Text_20_body">
      <style:text-properties officeooo:rsid="4789ea90" officeooo:paragraph-rsid="4789ea90"/>
    </style:style>
    <style:style style:name="P30" style:family="paragraph" style:parent-style-name="Text_20_body">
      <style:text-properties officeooo:rsid="4789ea90" officeooo:paragraph-rsid="478aa364"/>
    </style:style>
    <style:style style:name="P31" style:family="paragraph" style:parent-style-name="Text_20_body">
      <style:text-properties officeooo:rsid="4792d385" officeooo:paragraph-rsid="4792d385"/>
    </style:style>
    <style:style style:name="P32" style:family="paragraph" style:parent-style-name="Text_20_body">
      <style:text-properties officeooo:paragraph-rsid="47979363"/>
    </style:style>
    <style:style style:name="P33" style:family="paragraph" style:parent-style-name="Text_20_body">
      <style:text-properties officeooo:paragraph-rsid="4798cb77"/>
    </style:style>
    <style:style style:name="P34" style:family="paragraph" style:parent-style-name="Text_20_body">
      <style:text-properties officeooo:paragraph-rsid="47a111c8"/>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6618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6c99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6e9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6f5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a2c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6"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7"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8"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9" style:family="text">
      <style:text-properties style:use-window-font-color="true" style:font-name="Georgia1" fo:font-size="13.5pt" fo:letter-spacing="0.004cm" fo:language="cs" fo:country="CZ" fo:font-style="normal" fo:font-weight="bold" officeooo: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0" style:family="text">
      <style:text-properties officeooo:rsid="475f006f"/>
    </style:style>
    <style:style style:name="T41" style:family="text">
      <style:text-properties officeooo:rsid="476297dd"/>
    </style:style>
    <style:style style:name="T42" style:family="text">
      <style:text-properties officeooo:rsid="4763b2ae"/>
    </style:style>
    <style:style style:name="T43" style:family="text">
      <style:text-properties officeooo:rsid="4764a8fe"/>
    </style:style>
    <style:style style:name="T44" style:family="text">
      <style:text-properties officeooo:rsid="47692f13"/>
    </style:style>
    <style:style style:name="T45" style:family="text">
      <style:text-properties officeooo:rsid="4774ff56"/>
    </style:style>
    <style:style style:name="T46" style:family="text">
      <style:text-properties officeooo:rsid="4775fff6"/>
    </style:style>
    <style:style style:name="T47" style:family="text">
      <style:text-properties fo:color="#14beaa" officeooo:rsid="4775fff6"/>
    </style:style>
    <style:style style:name="T48" style:family="text">
      <style:text-properties officeooo:rsid="4782a103"/>
    </style:style>
    <style:style style:name="T49" style:family="text">
      <style:text-properties officeooo:rsid="4786fe01"/>
    </style:style>
    <style:style style:name="T50" style:family="text">
      <style:text-properties officeooo:rsid="4787e791"/>
    </style:style>
    <style:style style:name="T51" style:family="text">
      <style:text-properties officeooo:rsid="478aa364"/>
    </style:style>
    <style:style style:name="T52" style:family="text">
      <style:text-properties officeooo:rsid="47902666"/>
    </style:style>
    <style:style style:name="T53" style:family="text">
      <style:text-properties officeooo:rsid="47938b2a"/>
    </style:style>
    <style:style style:name="T54" style:family="text">
      <style:text-properties officeooo:rsid="479ac78c"/>
    </style:style>
    <style:style style:name="T55" style:family="text">
      <style:text-properties officeooo:rsid="47a111c8"/>
    </style:style>
    <style:style style:name="T56" style:family="text">
      <style:text-properties officeooo:rsid="47a2c89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lu</text:p>
      <text:p text:style-name="P7"/>
      <text:p text:style-name="P6"/>
      <text:p text:style-name="P6"/>
      <text:p text:style-name="P14">Dračák</text:p>
      <text:p text:style-name="P10"/>
      <text:p text:style-name="P10"/>
      <text:p text:style-name="P15">podle staré školy</text:p>
      <text:p text:style-name="P11"/>
      <text:p text:style-name="P16">BESTIÁŘ</text:p>
      <text:p text:style-name="P11"/>
      <text:p text:style-name="P12"/>
      <text:p text:style-name="P11"/>
      <text:p text:style-name="P11"/>
      <text:p text:style-name="P11"/>
      <text:p text:style-name="P11"/>
      <text:p text:style-name="P11"/>
      <text:p text:style-name="P13"><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text:a xlink:type="simple" xlink:href="#__RefHeading___Toc301_2547754490" text:style-name="Internet_20_link" text:visited-style-name="Internet_20_link">Léčivé masti a kameny</text:a><text:tab/>3</text:p>
          <text:p text:style-name="P19"><text:a xlink:type="simple" xlink:href="#__RefHeading___Toc303_2547754490" text:style-name="Internet_20_link" text:visited-style-name="Internet_20_link">Neobvyklé předměty</text:a><text:tab/>4</text:p>
          <text:p text:style-name="P19"><text:a xlink:type="simple" xlink:href="#__RefHeading___Toc305_2547754490" text:style-name="Internet_20_link" text:visited-style-name="Internet_20_link">Schopnosti předmětů</text:a><text:tab/>5</text:p>
        </text:index-body>
      </text:table-of-content>
      <text:p text:style-name="P17"/>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20" text:outline-level="2">TODO:</text:h>
      <text:h text:style-name="Heading_20_1" text:outline-level="1">B<text:span text:style-name="T40">estiář</text:span></text:h>
      <text:h text:style-name="Heading_20_3" text:outline-level="3">Duše</text:h>
      <text:p text:style-name="P32">Duše před<text:span text:style-name="T46">stavuje nesmrtelnou, nehmotnou </text:span><text:span text:style-name="T13">č</text:span><text:span text:style-name="T19">ást</text:span><text:span text:style-name="T46">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47">duševní</text:span><text:span text:style-name="T46"> zranění.<text:line-break/><text:tab/></text:span><text:span text:style-name="T13">Duše souvisí s kouzly a magií – tvorové, kteří nemají duši, nemohou kouzlit ani používat kouzelné předměty. Mohou ale používat lektvary a ostatní alchymistické výrobky, protože t</text:span><text:span text:style-name="T17">y jsou kouzlen</text:span><text:span text:style-name="T20">é</text:span><text:span text:style-name="T17"> díky</text:span><text:span text:style-name="T13"> magenergi</text:span><text:span text:style-name="T17">i</text:span><text:span text:style-name="T13">, kterou do nich alchymista vložil při výrobě.<text:line-break/><text:tab/>Po smrti těla duše opustí fyzický svět, ale nepřestává existovat. Je <text:s/>možné s ní pomocí kouzel navázat kontakt, nebo ji přivolat zpět – takto například vznikají někteří nemrtví.</text:span><text:span text:style-name="T14"><text:line-break/><text:tab/>K</text:span><text:span text:style-name="T15">dyž je duše </text:span><text:span text:style-name="T16">z těla</text:span><text:span text:style-name="T15"> vypuzena jinak než smrtí, tělo žije dál, ale jde pak o tvora bez duše – nemůže kouzlit ani používat magické předměty</text:span><text:span text:style-name="T18">,</text:span><text:span text:style-name="T15"> chová se jako zvíře </text:span><text:span text:style-name="T18">a nepůsobí na </text:span><text:span text:style-name="T21">něj</text:span><text:span text:style-name="T18"> duševní či psychická kouzla a schopnosti</text:span><text:span text:style-name="T15">.</text:span></text:p>
      <text:h text:style-name="Heading_20_3" text:outline-level="3">Sféry</text:h>
      <text:p text:style-name="P33"><text:span text:style-name="T28">S</text:span><text:span text:style-name="T54">féry jsou jakési pomyslné „</text:span><text:span text:style-name="T28">v</text:span><text:span text:style-name="T30">rstvy</text:span><text:span text:style-name="T54">“ okolo fyzického světa.</text:span><text:span text:style-name="T27"> </text:span><text:span text:style-name="T29">Nejde o fyzické světy – není v nich čas </text:span><text:span text:style-name="T30">a</text:span><text:span text:style-name="T29"> prostor a jejich „obyvatelé“ tedy nemají fyzická těla, pouze duši. </text:span><text:span text:style-name="T31">S bytostmi ve sférách je možné navázat kontakt, případně je přivolat do našeho světa. Ani v tom případě ale nemají vlastní tělo, mohou buď </text:span><text:span text:style-name="T32">někoho</text:span><text:span text:style-name="T31"> posednout nebo přebývat v nějakém předmětu.</text:span></text:p>
      <text:h text:style-name="P22" text:outline-level="3"><text:soft-page-break/><text:span text:style-name="T39">Dimenze</text:span></text:h>
      <text:p text:style-name="P34"><text:span text:style-name="T55">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4">t</text:span><text:span text:style-name="T55">ito tvorové nemohou v našem fyzickém světě definitivně umřít. Mohou být ale vypuzeni zpět do své domovské dimenze.</text:span></text:p>
      <text:h text:style-name="Heading_20_2" text:outline-level="2">Nemrtví</text:h>
      <text:p text:style-name="P26"><text:span text:style-name="T48">Nemrtví jsou tvorové, kteří zemřeli, ale </text:span><text:span text:style-name="T22">jejich duše j</text:span><text:span text:style-name="T25">e</text:span><text:span text:style-name="T22"> uvězněna ve fyzickém světě.</text:span></text:p>
      <text:p text:style-name="P26"><text:span text:style-name="T22">- </text:span><text:span text:style-name="T23">může b</text:span><text:span text:style-name="T26">ýt</text:span><text:span text:style-name="T23"> uvězněna ve fyzickém těle</text:span></text:p>
      <text:p text:style-name="P26"><text:span text:style-name="T23">- </text:span><text:span text:style-name="T25">může být vázána k nějakému předmětu nebo místu</text:span></text:p>
      <text:h text:style-name="Heading_20_3" text:outline-level="3">Nižší nemrtví</text:h>
      <text:p text:style-name="Text_20_body">- <text:span text:style-name="T49">nemají vlastní vůli (může a nemusí je někdo ovládat)</text:span></text:p>
      <text:p text:style-name="P30">kostlivec</text:p>
      <text:p text:style-name="P30">zombie</text:p>
      <text:p text:style-name="P30">- <text:span text:style-name="T51">má vůbec duši? Možná by nemusela mít. Respektive její duše někde uvězněna je, ale ne nutně v jejím těle. Nemůže odejít moc daleko od místa, kde je uvězněna její duše.</text:span></text:p>
      <text:h text:style-name="Heading_20_3" text:outline-level="3"><text:soft-page-break/>Vyšší nemrtví</text:h>
      <text:p text:style-name="Text_20_body">- <text:span text:style-name="T49">mají vlastní vůli</text:span></text:p>
      <text:p text:style-name="P27">ghůl (jako zombie, ale s vlastní vůlí)</text:p>
      <text:p text:style-name="P27">kostlivý mág, kostlivý bojovník... <text:span text:style-name="T50">kostěj?</text:span></text:p>
      <text:p text:style-name="P31">duch</text:p>
      <text:p text:style-name="P31">- nemá hmotné tělo ani obraz. Projevuje se pouze nepřímo (hýbáním předměty a tak).</text:p>
      <text:p text:style-name="P31">přízrak</text:p>
      <text:p text:style-name="P31">- nemá hmotné tělo, je ale vidět.</text:p>
      <text:p text:style-name="P28">fext</text:p>
      <text:p text:style-name="P28">- <text:span text:style-name="T53">hmotné tělo posílené magií</text:span></text:p>
      <text:p text:style-name="P29">mumie</text:p>
      <text:h text:style-name="Heading_20_2" text:outline-level="2">Démoni</text:h>
      <text:p text:style-name="P25"><text:span text:style-name="T2">Sovo „démon“ </text:span><text:span text:style-name="T7">označuje</text:span><text:span text:style-name="T2"> nadpřirozenou bytost, která </text:span><text:span text:style-name="T3">p</text:span><text:span text:style-name="T8">ochází z jiné sféry </text:span><text:span text:style-name="T9">nebo dimenze</text:span><text:span text:style-name="T2">.</text:span></text:p>
      <text:h text:style-name="Heading_20_3" text:outline-level="3">Ochranné kruhy</text:h>
      <text:p text:style-name="Text_20_body">- <text:span text:style-name="T45">dokud je kruh nepoškozený, démon nemůže dovnitř ani ven</text:span></text:p>
      <text:p text:style-name="Text_20_body">- <text:span text:style-name="T45">účinkují vždy jen na určitý druh démonů, některé dokonce jen proti jednomu konkrétnímu. V obrazci je vždy zapsáno jeho jméno.</text:span></text:p>
      <text:h text:style-name="Heading_20_3" text:outline-level="3"><text:soft-page-break/>Astrální démoni</text:h>
      <text:p text:style-name="Text_20_body">- <text:span text:style-name="T41">nemají hmotné tělo, jen duši. Posedávají hostitele. Dají se vymýtat.</text:span></text:p>
      <text:p text:style-name="Text_20_body">- <text:span text:style-name="T42">při smrti hostitele mohou a nemusejí posednout někoho jiného poblíž (obecně by je měla smrt hostitele vyhnat)</text:span></text:p>
      <text:p text:style-name="Text_20_body">- <text:span text:style-name="T43">obvykle je někdo </text:span><text:span text:style-name="T4">p</text:span><text:span text:style-name="T5">ři</text:span><text:span text:style-name="T43">volá omylem, místo jiného démona</text:span></text:p>
      <text:h text:style-name="Heading_20_5" text:outline-level="5">Vymítání astrálních démonů</text:h>
      <text:h text:style-name="Heading_20_4" text:outline-level="4">Démon hamižnosti</text:h>
      <text:h text:style-name="Heading_20_4" text:outline-level="4">Démon chtíče</text:h>
      <text:h text:style-name="Heading_20_4" text:outline-level="4">Démon neživota</text:h>
      <text:p text:style-name="Text_20_body">- <text:span text:style-name="T43">zabíjí, z mrtvol se stávají zombie</text:span></text:p>
      <text:h text:style-name="P21" text:outline-level="3"><text:span text:style-name="T35">D</text:span><text:span text:style-name="T36">émoni z j</text:span><text:span text:style-name="T38">iných</text:span><text:span text:style-name="T36"> d</text:span><text:span text:style-name="T37">imenzí</text:span></text:h>
      <text:p text:style-name="P9">- mají „hmotné tělo“. <text:span text:style-name="T52">Jejich duše je zároveň tělem, není je možné oddělit.</text:span></text:p>
      <text:p text:style-name="P8"><text:span text:style-name="T44">- </text:span><text:span text:style-name="T6">neposedávají a nedají se tedy vymýtat. Mohou ale někoho magicky ovládat.</text:span></text:p>
      <text:p text:style-name="P8"><text:span text:style-name="T6">- </text:span><text:span text:style-name="T11">není je možné definitivně zabít,</text:span><text:span text:style-name="T6"> </text:span><text:span text:style-name="T10">dají se </text:span><text:span text:style-name="T11">pouze</text:span><text:span text:style-name="T10"> zahnat (bahish) zpět do své domovské dimenze</text:span></text:p>
      <text:p text:style-name="P8"><text:span text:style-name="T10">- </text:span><text:span text:style-name="T12">tělo zabitého démona zmizí (leda by mu v tom někdo zabránil). </text:span><text:span text:style-name="T24">Důvod: Protože zmizí jejich duše a ta je zároveň jejich tělem.</text:span></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2-13T15:55:06.148000000</dc:date>
    <meta:print-date>2113-01-01T00:00:00</meta:print-date>
    <meta:editing-cycles>22516</meta:editing-cycles>
    <meta:editing-duration>P67DT1H27M43S</meta:editing-duration>
    <meta:generator>LibreOffice/6.3.2.2$Windows_X86_64 LibreOffice_project/98b30e735bda24bc04ab42594c85f7fd8be07b9c</meta:generator>
    <dc:creator>York </dc:creator>
    <meta:document-statistic meta:table-count="0" meta:image-count="0" meta:object-count="0" meta:page-count="6" meta:paragraph-count="58" meta:word-count="635" meta:character-count="3838" meta:non-whitespace-character-count="3253"/>
  </office:meta>
</office:document-meta>
</file>